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7.9472in" fo:margin-top="0in" fo:margin-bottom="0in" table:align="center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6.8826in"/>
    </style:style>
    <style:style style:name="Table1.1" style:family="table-row">
      <style:table-row-properties style:min-row-height="0.8097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1.7583in" fo:keep-together="auto"/>
    </style:style>
    <style:style style:name="Table1.3" style:family="table-row">
      <style:table-row-properties style:min-row-height="1.0972in" fo:keep-together="auto"/>
    </style:style>
    <style:style style:name="Table1.4" style:family="table-row">
      <style:table-row-properties style:min-row-height="1.5833in" fo:keep-together="auto"/>
    </style:style>
    <style:style style:name="Table1.5" style:family="table-row">
      <style:table-row-properties style:min-row-height="0.0625in"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Roboto1"/>
    </style:style>
    <style:style style:name="P2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2pt" fo:font-weight="bold" style:font-name-asian="Roboto2" style:font-size-asian="12pt" style:font-weight-asian="bold" style:font-name-complex="Roboto2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style:font-name-asian="Roboto2" style:font-size-asian="11pt" style:font-weight-asian="bold" style:font-name-complex="Roboto2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1pt" fo:font-weight="bold" style:font-name-asian="Roboto2" style:font-size-asian="11pt" style:font-weight-asian="bold" style:font-name-complex="Roboto2" style:font-size-complex="11pt"/>
    </style:style>
    <style:style style:name="P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style:font-name-asian="Roboto2" style:font-size-asian="11pt" style:font-weight-asian="bold" style:font-name-complex="Roboto2" style:font-size-complex="11pt"/>
    </style:style>
    <style:style style:name="P8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319c09" style:font-name-asian="Roboto2" style:font-size-asian="10pt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officeooo:paragraph-rsid="0048f0e9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8pt" fo:font-style="normal" officeooo:rsid="0048f0e9" officeooo:paragraph-rsid="0048f0e9" style:font-name-asian="Roboto2" style:font-size-asian="8pt" style:font-style-asian="normal" style:font-name-complex="Roboto2" style:font-size-complex="8pt" style:font-style-complex="normal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officeooo:paragraph-rsid="0048f0e9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48f0e9"/>
    </style:style>
    <style:style style:name="P17" style:family="paragraph" style:parent-style-name="Horizontal_20_Line" style:master-page-name="">
      <loext:graphic-properties draw:fill="none"/>
      <style:paragraph-properties fo:margin-left="0in" fo:margin-right="-1in" fo:margin-top="0in" fo:margin-bottom="0.1965in" loext:contextual-spacing="false" fo:line-height="115%" fo:text-indent="-1in" style:auto-text-indent="false" style:page-number="auto" fo:background-color="transparent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style:font-name="Roboto1"/>
    </style:style>
    <style:style style:name="P18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19" style:family="paragraph" style:parent-style-name="Standard" style:list-style-name="WWNum2">
      <style:paragraph-properties fo:line-height="100%" fo:orphans="0" fo:widows="0"/>
      <style:text-properties style:font-name="Roboto1" officeooo:paragraph-rsid="00438993"/>
    </style:style>
    <style:style style:name="P20" style:family="paragraph" style:parent-style-name="Standard" style:list-style-name="WWNum4">
      <style:paragraph-properties fo:line-height="100%" fo:orphans="0" fo:widows="0"/>
      <style:text-properties style:font-name="Roboto1" fo:font-size="10pt" officeooo:paragraph-rsid="002826a2" style:font-name-asian="Roboto2" style:font-size-asian="10pt" style:font-name-complex="Roboto2" style:font-size-complex="10pt"/>
    </style:style>
    <style:style style:name="P21" style:family="paragraph" style:parent-style-name="Standard" style:list-style-name="WWNum4">
      <style:paragraph-properties fo:line-height="100%" fo:orphans="0" fo:widows="0"/>
      <style:text-properties style:font-name="Roboto1" fo:font-size="10pt" officeooo:paragraph-rsid="005b98a7" style:font-name-asian="Roboto2" style:font-size-asian="10pt" style:font-name-complex="Roboto2" style:font-size-complex="10pt"/>
    </style:style>
    <style:style style:name="P22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2bbf7e" style:font-name-asian="Roboto2" style:font-size-asian="10pt" style:font-name-complex="Roboto2" style:font-size-complex="10pt"/>
    </style:style>
    <style:style style:name="P23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24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orphans="0" fo:widows="0" fo:padding="0in" fo:border="none"/>
      <style:text-properties style:font-name="Roboto1" fo:font-size="8pt" fo:font-style="normal" officeooo:rsid="0048f0e9" officeooo:paragraph-rsid="0048f0e9" style:font-name-asian="Roboto2" style:font-size-asian="8pt" style:font-style-asian="normal" style:font-name-complex="Roboto2" style:font-size-complex="8pt" style:font-style-complex="normal"/>
    </style:style>
    <style:style style:name="P25" style:family="paragraph" style:parent-style-name="Standard" style:list-style-name="WWNum2">
      <style:paragraph-properties fo:margin-left="0in" fo:margin-right="-0.0728in" fo:line-height="100%" fo:orphans="0" fo:widows="0" fo:text-indent="0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26" style:family="paragraph" style:parent-style-name="Standard" style:list-style-name="WWNum2">
      <style:paragraph-properties fo:margin-left="0in" fo:margin-right="-0.0728in" fo:line-height="100%" fo:orphans="0" fo:widows="0" fo:text-indent="0in" style:auto-text-indent="false"/>
      <style:text-properties style:font-name="Roboto1" fo:font-size="10pt" officeooo:rsid="0030b851" officeooo:paragraph-rsid="0030b851" style:font-name-asian="Roboto2" style:font-size-asian="10pt" style:font-name-complex="Roboto2" style:font-size-complex="10pt"/>
    </style:style>
    <style:style style:name="P27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28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52add7" style:font-name-asian="Roboto2" style:font-size-asian="10pt" style:font-name-complex="Roboto2" style:font-size-complex="10pt"/>
    </style:style>
    <style:style style:name="P29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0" style:family="paragraph" style:parent-style-name="Standard" style:list-style-name="WWNum5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1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36f307" style:font-name-asian="Roboto2" style:font-size-asian="10pt" style:font-name-complex="Roboto2" style:font-size-complex="10pt"/>
    </style:style>
    <style:style style:name="P32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3a210e" style:font-name-asian="Roboto2" style:font-size-asian="10pt" style:font-name-complex="Roboto2" style:font-size-complex="10pt"/>
    </style:style>
    <style:style style:name="P33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4ce4bf" officeooo:paragraph-rsid="004ce4bf" style:font-name-asian="Roboto2" style:font-size-asian="10pt" style:font-name-complex="Roboto2" style:font-size-complex="10pt"/>
    </style:style>
    <style:style style:name="P34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2bbf7e"/>
    </style:style>
    <style:style style:name="T4" style:family="text">
      <style:text-properties officeooo:rsid="0032e007"/>
    </style:style>
    <style:style style:name="T5" style:family="text">
      <style:text-properties officeooo:rsid="0036f307"/>
    </style:style>
    <style:style style:name="T6" style:family="text">
      <style:text-properties officeooo:rsid="0038ae3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2e1397" style:font-weight-asian="bold"/>
    </style:style>
    <style:style style:name="T9" style:family="text">
      <style:text-properties fo:font-weight="bold" officeooo:rsid="003eb71a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a210e"/>
    </style:style>
    <style:style style:name="T12" style:family="text">
      <style:text-properties officeooo:rsid="003ad5f5"/>
    </style:style>
    <style:style style:name="T13" style:family="text">
      <style:text-properties officeooo:rsid="003bb8a8"/>
    </style:style>
    <style:style style:name="T14" style:family="text">
      <style:text-properties officeooo:rsid="003eb71a"/>
    </style:style>
    <style:style style:name="T15" style:family="text">
      <style:text-properties fo:font-size="10pt" style:font-name-asian="Roboto2" style:font-size-asian="10pt" style:font-name-complex="Roboto2" style:font-size-complex="10pt"/>
    </style:style>
    <style:style style:name="T16" style:family="text">
      <style:text-properties fo:font-size="10pt" officeooo:rsid="0018e3ba" style:font-name-asian="Roboto2" style:font-size-asian="10pt" style:font-name-complex="Roboto2" style:font-size-complex="10pt"/>
    </style:style>
    <style:style style:name="T17" style:family="text">
      <style:text-properties fo:font-size="10pt" officeooo:rsid="0026c762" style:font-name-asian="Roboto2" style:font-size-asian="10pt" style:font-name-complex="Roboto2" style:font-size-complex="10pt"/>
    </style:style>
    <style:style style:name="T18" style:family="text">
      <style:text-properties fo:font-size="10pt" officeooo:rsid="004abe9a" style:font-name-asian="Roboto2" style:font-size-asian="10pt" style:font-name-complex="Roboto2" style:font-size-complex="10pt"/>
    </style:style>
    <style:style style:name="T19" style:family="text">
      <style:text-properties fo:font-size="10pt" officeooo:rsid="004b4c3b" style:font-name-asian="Roboto2" style:font-size-asian="10pt" style:font-name-complex="Roboto2" style:font-size-complex="10pt"/>
    </style:style>
    <style:style style:name="T20" style:family="text">
      <style:text-properties fo:font-size="10pt" officeooo:rsid="004feee9" style:font-name-asian="Roboto2" style:font-size-asian="10pt" style:font-name-complex="Roboto2" style:font-size-complex="10pt"/>
    </style:style>
    <style:style style:name="T21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23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5" style:family="text">
      <style:text-properties fo:font-size="10pt" fo:font-style="italic" officeooo:rsid="00277799" style:font-name-asian="Roboto2" style:font-size-asian="10pt" style:font-style-asian="italic" style:font-name-complex="Roboto2" style:font-size-complex="10pt"/>
    </style:style>
    <style:style style:name="T2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style="normal" fo:font-weight="bold" officeooo:rsid="0046fcf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28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9" style:family="text">
      <style:text-properties officeooo:rsid="00438993"/>
    </style:style>
    <style:style style:name="T30" style:family="text">
      <style:text-properties officeooo:rsid="0044bcfd"/>
    </style:style>
    <style:style style:name="T31" style:family="text">
      <style:text-properties officeooo:rsid="0046fcf4"/>
    </style:style>
    <style:style style:name="T32" style:family="text">
      <style:text-properties style:font-weight-complex="bold"/>
    </style:style>
    <style:style style:name="T33" style:family="text">
      <style:text-properties officeooo:rsid="001c750c" style:font-weight-complex="bold"/>
    </style:style>
    <style:style style:name="T34" style:family="text">
      <style:text-properties officeooo:rsid="0051545f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ICHARD S. ZHU</text:p>
      <text:p text:style-name="P1"><text:span text:style-name="T15">rszhu@berkeley.edu </text:span><text:span text:style-name="T21">•</text:span><text:span text:style-name="T15"> 858-371-8838</text:span></text:p>
      <text:p text:style-name="P8"><text:span text:style-name="T15">linkedin.com/in/rszhu </text:span><text:span text:style-name="T21">•</text:span><text:span text:style-name="T15"> github.com/richardszhu </text:span>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A1" office:value-type="string">
            <text:p text:style-name="P16"><text:span text:style-name="T21">University of California, Berkeley </text:span><text:span text:style-name="T28">(GPA: n/a)</text:span><text:span text:style-name="T26"> </text:span><text:span text:style-name="T21"><text:s text:c="59"/></text:span><text:span text:style-name="T23"><text:s text:c="36"/></text:span><text:span text:style-name="T15">Berkeley, CA</text:span><text:span text:style-name="T21"> <text:s text:c="81"/></text:span></text:p>
            <text:p text:style-name="P15"><text:span text:style-name="T26">B.A. Computer Science</text:span><text:span text:style-name="T22"> </text:span><text:span text:style-name="T26"><text:s/></text:span><text:span text:style-name="T15"><text:s text:c="109"/></text:span><text:span text:style-name="T24">August 2019 — May 2023 <text:s text:c="14"/></text:span></text:p>
            <text:p text:style-name="P14">Relevant Coursework: </text:p>
            <text:list xml:id="list428811035" text:style-name="L1">
              <text:list-item>
                <text:p text:style-name="P24">Structure and Interpretation of Computer Programs, Designing Information Devices and System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3">PROJECTS</text:p>
          </table:table-cell>
          <table:table-cell table:style-name="Table1.A1" office:value-type="string">
            <text:p text:style-name="P9">Bomberman Remastered <text:span text:style-name="T32">(Java, </text:span><text:span text:style-name="T33">GitHub</text:span><text:span text:style-name="T32">)</text:span></text:p>
            <text:list xml:id="list3703340339" text:style-name="WWNum2">
              <text:list-header>
                <text:p text:style-name="P25"><text:span text:style-name="T11">A</text:span>n improved remake of the classic <text:span text:style-name="T30">video</text:span> game Bomberman <text:span text:style-name="T12">that </text:span>can be played on modern devices</text:p>
              </text:list-header>
              <text:list-item>
                <text:p text:style-name="P27">Added <text:span text:style-name="T14">an all-</text:span>new <text:span text:style-name="T14">local </text:span>multiplayer mode, including <text:span text:style-name="T14">dynamic player vs. player gameplay and</text:span> a <text:span text:style-name="T1">reworked</text:span> <text:span text:style-name="T14">keyboard </text:span>control system</text:p>
              </text:list-item>
              <text:list-item>
                <text:p text:style-name="P27">Utilized the Java Swing Toolkit to update <text:span text:style-name="T1">graphical textures and construct a window-based GUI</text:span></text:p>
              </text:list-item>
            </text:list>
            <text:p text:style-name="P10"/>
            <text:p text:style-name="P11"><text:span text:style-name="T9">Smart </text:span><text:span text:style-name="T8">Typing Practice Program</text:span><text:span text:style-name="T7"> </text:span><text:span text:style-name="T10">(Python)</text:span></text:p>
            <text:list xml:id="list175317901454221" text:continue-numbering="true" text:style-name="WWNum2">
              <text:list-header>
                <text:p text:style-name="P26"><text:span text:style-name="T34">Interactive typing program, which calculates</text:span> <text:span text:style-name="T6">typing s</text:span>peed and <text:span text:style-name="T6">a</text:span>ccuracy <text:span text:style-name="T6">with every keystroke</text:span></text:p>
              </text:list-header>
              <text:list-item>
                <text:p text:style-name="P31"><text:span text:style-name="T5">Implemented s</text:span>mart <text:span text:style-name="T5">a</text:span>utocorrect <text:span text:style-name="T5">feature, which compares typed input to a container of correct words, determines degree of similarity, and determines whether to replace the input</text:span></text:p>
              </text:list-item>
              <text:list-item>
                <text:p text:style-name="P32">Set up communication of clientside information to game servers for multiplayer integration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4">LEADERSHIP</text:p>
          </table:table-cell>
          <table:table-cell table:style-name="Table1.A1" office:value-type="string">
            <text:p text:style-name="P12"><text:span text:style-name="T21">Catalyst for Success <text:s text:c="133"/></text:span><text:span text:style-name="T15">San Diego, CA</text:span></text:p>
            <text:p text:style-name="P12"><text:span text:style-name="T15">Treasurer</text:span><text:span text:style-name="T24"> </text:span><text:span text:style-name="T15"><text:s text:c="123"/></text:span><text:span text:style-name="T24">September 2017 — August 2019</text:span></text:p>
            <text:list xml:id="list175316966639434" text:continue-numbering="true" text:style-name="WWNum2">
              <text:list-item>
                <text:p text:style-name="P27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28">Oversaw the organization’s finances, <text:span text:style-name="T31">raising $310.00for new supplies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6">EXPERIENCE</text:p>
          </table:table-cell>
          <table:table-cell table:style-name="Table1.A1" office:value-type="string">
            <text:p text:style-name="P12"><text:span text:style-name="T21">UC Berkeley Open Computing Facility (OCF)</text:span><text:span text:style-name="T15"> <text:s text:c="95"/></text:span><text:span text:style-name="T16">B</text:span><text:span text:style-name="T15">erkeley, CA </text:span></text:p>
            <text:p text:style-name="P12"><text:span text:style-name="T15">Staff Member <text:s text:c="124"/></text:span><text:span text:style-name="T24">September 2019 — Present</text:span></text:p>
            <text:list xml:id="list1516391314" text:style-name="WWNum3">
              <text:list-item>
                <text:p text:style-name="P34"><office:annotation office:name="__Annotation__49_1791285107"><dc:creator>Richard Z</dc:creator><dc:date>2019-09-24T07:20:00</dc:date><text:p><text:span text:style-name="T35">haven't actually done this lol</text:span></text:p></office:annotation><text:span text:style-name="T15">Contributed to codebase of ocfweb, the OCF web page, which handles password resets, account creation, dynamic lab usage statistics, and more</text:span><office:annotation-end office:name="__Annotation__49_1791285107"/></text:p>
              </text:list-item>
            </text:list>
            <text:p text:style-name="P10"/>
            <text:p text:style-name="P12"><text:span text:style-name="T21">Gateways Summer School <text:s text:c="2"/></text:span><text:span text:style-name="T15"><text:s text:c="122"/>San Diego, CA</text:span></text:p>
            <text:p text:style-name="P12"><text:span text:style-name="T15">Teaching Aide <text:s text:c="126"/></text:span><text:span text:style-name="T24">July 2018 — August 2018</text:span><text:span text:style-name="T15"> <text:s text:c="43"/></text:span></text:p>
            <text:list xml:id="list175315942290154" text:continue-numbering="true" text:style-name="WWNum3">
              <text:list-item>
                <text:p text:style-name="P29">A<text:span text:style-name="T13">ided</text:span> Architecture <text:span text:style-name="T29">&amp; </text:span>Engineering teacher <text:span text:style-name="T4">with giving lessons and mentoring students</text:span></text:p>
              </text:list-item>
              <text:list-item>
                <text:p text:style-name="P33">Guided students on their projects and supervised them during break, learning, and work times</text:p>
              </text:list-item>
            </text:list>
            <text:p text:style-name="P10"/>
            <text:p text:style-name="P12"><text:span text:style-name="T21">Online Clothing Page <text:s text:c="52"/></text:span><text:span text:style-name="T24"><text:s text:c="82"/></text:span><text:span text:style-name="T15">San Diego, CA</text:span></text:p>
            <text:p text:style-name="P12"><text:span text:style-name="T15">Self Employed <text:s text:c="123"/></text:span><text:span text:style-name="T24">January 2018 — Ju</text:span><text:span text:style-name="T25">ne</text:span><text:span text:style-name="T24"> 2019</text:span></text:p>
            <text:list xml:id="list175317475844052" text:continue-list="list175316966639434" text:style-name="WWNum2">
              <text:list-item>
                <text:p text:style-name="P19"><text:span text:style-name="T15">Sold,</text:span><text:span text:style-name="T18"> packaged, and shipped </text:span><text:span text:style-name="T15">clothing, cosmetic</text:span><text:span text:style-name="T19">s</text:span><text:span text:style-name="T15">, books, and other items </text:span><text:span text:style-name="T17">through an online webpage, </text:span><text:span text:style-name="T20">with over 85 transactions </text:span><text:span text:style-name="T17">total</text:span><text:span text:style-name="T20">ling a</text:span><text:span text:style-name="T17"> revenue of $2,237.35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5">OTHER</text:p>
          </table:table-cell>
          <table:table-cell table:style-name="Table1.A1" office:value-type="string">
            <text:p text:style-name="P9">Skills</text:p>
            <text:list xml:id="list2592235901" text:style-name="WWNum4">
              <text:list-item>
                <text:p text:style-name="P21">Python, Java, SQL, JavaScript, HTML/CSS</text:p>
              </text:list-item>
              <text:list-item>
                <text:p text:style-name="P20">Linux (Ubuntu), Git, Android</text:p>
              </text:list-item>
            </text:list>
            <text:p text:style-name="P9"/>
            <text:p text:style-name="P9">Awards/Honors</text:p>
            <text:list xml:id="list4136988635" text:style-name="WWNum5">
              <text:list-item>
                <text:p text:style-name="P22">Intuit George A. Hansen Scholar <text:span text:style-name="T3">for Computer Science</text:span></text:p>
              </text:list-item>
              <text:list-item>
                <text:p text:style-name="P30">San Diego Fraternity of Academic and Civic Excellenc<text:span text:style-name="T3">e Selectant</text:span></text:p>
              </text:list-item>
              <text:list-item>
                <text:p text:style-name="P23">Southern California Developmental Soccer League Div. 1 Champion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2T17:52:13.747619809</dc:date>
    <meta:editing-duration>PT6H39M</meta:editing-duration>
    <meta:editing-cycles>49</meta:editing-cycles>
    <meta:document-statistic meta:table-count="1" meta:image-count="0" meta:object-count="0" meta:page-count="1" meta:paragraph-count="41" meta:word-count="348" meta:character-count="3692" meta:non-whitespace-character-count="2067"/>
  </office:meta>
</office:document-meta>
</file>